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167in"/>
    </style:style>
    <style:style style:name="Table1.B" style:family="table-column">
      <style:table-column-properties style:column-width="1.6097in"/>
    </style:style>
    <style:style style:name="Table1.C" style:family="table-column">
      <style:table-column-properties style:column-width="0.7389in"/>
    </style:style>
    <style:style style:name="Table1.D" style:family="table-column">
      <style:table-column-properties style:column-width="0.8146in"/>
    </style:style>
    <style:style style:name="Table1.E" style:family="table-column">
      <style:table-column-properties style:column-width="0.909in"/>
    </style:style>
    <style:style style:name="Table1.F" style:family="table-column">
      <style:table-column-properties style:column-width="0.6535in"/>
    </style:style>
    <style:style style:name="Table1.G" style:family="table-column">
      <style:table-column-properties style:column-width="1.3063in"/>
    </style:style>
    <style:style style:name="Table1.H" style:family="table-column">
      <style:table-column-properties style:column-width="0.816in"/>
    </style:style>
    <style:style style:name="Table1.1" style:family="table-row">
      <style:table-row-properties style:min-row-height="0.4354in"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0.075in" fo:padding-right="0.075in" fo:padding-top="0in" fo:padding-bottom="0in"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F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G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H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7" style:family="table-row">
      <style:table-row-properties style:min-row-height="0.4014in" fo:keep-together="auto"/>
    </style:style>
    <style:style style:name="Table1.A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margin-left="-0.4638in" fo:margin-right="0in" fo:text-indent="0in"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1.1075in"/>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1.1075in"/>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1.107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9"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20" style:family="paragraph" style:parent-style-name="Standard">
      <style:paragraph-properties fo:margin-top="0in" fo:margin-bottom="0in" fo:line-height="100%" fo:text-align="end"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29" style:family="paragraph" style:parent-style-name="Standard">
      <style:paragraph-properties fo:margin-left="0in" fo:margin-right="0in" fo:margin-top="0in" fo:margin-bottom="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18"/>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cell table:style-name="Table1.E3" office:value-type="string">
            <text:p text:style-name="P27"><text:placeholder text:placeholder-type="text">&lt;line.quycach_donggoi_id and line.quycach_donggoi_id.name or ''&gt;</text:placeholder></text:p>
          </table:table-cell>
          <table:table-cell table:style-name="Table1.F3" office:value-type="string">
            <text:p text:style-name="P28">MTs</text:p>
          </table:table-cell>
          <table:table-cell table:style-name="Table1.G3" office:value-type="string">
            <text:p text:style-name="P27"><text:placeholder text:placeholder-type="text">&lt;o.dk_giaohang_id and o.dk_giaohang_id.name or ''&gt;</text:placeholder> , </text:p>
            <text:p text:style-name="P27"><text:placeholder text:placeholder-type="text">&lt;o.destinaltion and o.destinaltion.name or ''&gt;</text:placeholder> </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name&gt;</text:placeholder></text:p>
          </table:table-cell>
          <table:table-cell table:style-name="Table1.C4" office:value-type="string">
            <text:p text:style-name="P24"><text:placeholder text:placeholder-type="text">&lt;line.product_id.nuoc_sanxuat_id and line.product_id.nuoc_sanxuat_id.name or ''&gt;</text:placeholder><text:soft-page-break/></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9"><text:placeholder text:placeholder-type="text">&lt;get_tong(o)['qty']&gt;</text:placeholder></text:p>
          </table:table-cell>
          <table:table-cell table:style-name="Table1.G6" office:value-type="string">
            <text:p text:style-name="P29"><text:placeholder text:placeholder-type="text">&lt;get_tong(o)['dongia']&gt;</text:placeholder></text:p>
          </table:table-cell>
          <table:table-cell table:style-name="Table1.H6" office:value-type="string">
            <text:p text:style-name="P29"><text:placeholder text:placeholder-type="text">&lt;get_tong(o)['thanhtien']&gt;</text:placeholder></text:p>
          </table:table-cell>
        </table:table-row>
        <table:table-row table:style-name="Table1.7">
          <table:table-cell table:style-name="Table1.A7" table:number-columns-spanned="8"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Allowed' or 'Not Allowed'&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30"><text:placeholder text:placeholder-type="text">&lt;o.phuongthuc_thanhtoan&gt;</text:placeholder></text:p>
      <text:p text:style-name="P30"/>
      <text:p text:style-name="P30"><text:span text:style-name="T8">Seller's Bank details:</text:span><text:tab/><text:tab/> </text:p>
      <text:p text:style-name="P30">Beneficiary:<text:tab/><text:tab/>VIET PHU THINH RUBBER JOINT STOCK COMPANY <text:s/>- VIRUCO </text:p>
      <text:p text:style-name="P30">Bank name:<text:tab/><text:tab/>VIETNAM EXIMBANK- EXIMBANK TAN SON NHAT </text:p>
      <text:p text:style-name="P30">Address:<text:tab/><text:tab/>307 NGUYEN VAN TROI, TAN BINH DIST, HCMC, VIETNAM </text:p>
      <text:p text:style-name="P30">Swift Code:<text:tab/><text:tab/>EBVIVNVXTSN </text:p>
      <text:p text:style-name="P30">Account No.:<text:tab/><text:tab/>210214851008760 </text:p>
      <text:p text:style-name="P30"/>
      <text:p text:style-name="P30"><text:span text:style-name="T8">Documents supplied:</text:span><text:tab/> </text:p>
      <text:p text:style-name="P30">4.1<text:tab/>3/3 Full set of original Bills of Lading </text:p>
      <text:p text:style-name="P30">4.2<text:tab/>Commercial Invoice </text:p>
      <text:p text:style-name="P30">4.3<text:tab/>Packing List </text:p>
      <text:p text:style-name="P30">4.4<text:tab/>Certificate of Origin </text:p>
      <text:p text:style-name="P30">4.5<text:tab/>Certificate of Analysis / Test Certificate </text:p>
      <text:p text:style-name="P30">4.6<text:tab/>Phytosanitary Certificate issued by Competent Authority (if any) </text:p>
      <text:p text:style-name="P30">4.7<text:tab/>Fumigation Certificate issued by Competend Authority (if any) </text:p>
      <text:p text:style-name="P30">4.8<text:tab/>Certificate of Insurance or Insurance Policy (if any) </text:p>
      <text:p text:style-name="P30">4.9<text:tab/>Tally Certificate (if any) </text:p>
      <text:p text:style-name="P30"/>
      <text:p text:style-name="P8"><text:span text:style-name="T5">5.<text:tab/>FORCE MAJEURE</text:span><text:tab/><text:tab/><text:tab/><text:tab/><text:tab/><text:tab/> </text:p>
      <text:p text:style-name="P8"><text:soft-page-break/><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4638in" fo:margin-right="0in" fo:text-indent="0in"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083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882in" fo:margin-left="0in" fo:margin-right="0.0008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02in" svg:y1="-0.0315in" svg:x2="6.9106in" svg:y2="-0.0453in"><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7T10:54:34</dc:date>
    <dc:creator>phuoc </dc:creator>
    <meta:editing-duration>PT4H40M3S</meta:editing-duration>
    <meta:editing-cycles>192</meta:editing-cycles>
    <meta:generator>LibreOffice/3.5$Linux_x86 LibreOffice_project/350m1$Build-2</meta:generator>
    <meta:document-statistic meta:table-count="1" meta:image-count="0" meta:object-count="0" meta:page-count="3" meta:paragraph-count="89" meta:word-count="704" meta:character-count="5115" meta:non-whitespace-character-count="4292"/>
  </office:meta>
</office:document-meta>
</file>